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ackground-color="#ccffff" fo:border="0.002cm solid #000000"/>
    </style:style>
    <style:style style:name="ce3" style:family="table-cell" style:parent-style-name="Default">
      <style:table-cell-properties fo:background-color="#ff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e6e6ff" fo:border="0.002cm solid #000000"/>
    </style:style>
    <style:style style:name="ce6" style:family="table-cell" style:parent-style-name="Default" style:data-style-name="N109">
      <style:table-cell-properties fo:background-color="#cccccc" fo:border="0.002cm solid #000000"/>
    </style:style>
    <style:style style:name="ce7" style:family="table-cell" style:parent-style-name="Default" style:data-style-name="N0">
      <style:table-cell-properties fo:background-color="#cccccc" fo:border="0.002cm solid #000000"/>
    </style:style>
    <style:style style:name="ce8" style:family="table-cell" style:parent-style-name="Default">
      <style:table-cell-properties fo:background-color="#ffcc99" fo:border="0.002cm solid #000000"/>
    </style:style>
    <style:style style:name="ce9" style:family="table-cell" style:parent-style-name="Default">
      <style:table-cell-properties fo:background-color="#cccccc" fo:border="0.002cm solid #000000"/>
    </style:style>
    <style:style style:name="ce10" style:family="table-cell" style:parent-style-name="Default" style:data-style-name="N2">
      <style:table-cell-properties fo:background-color="#cccccc" fo:border="0.002cm solid #000000"/>
    </style:style>
    <style:style style:name="ce11" style:family="table-cell" style:parent-style-name="Default" style:data-style-name="N110">
      <style:table-cell-properties fo:background-color="#cccccc" fo:border="0.002cm solid #000000"/>
    </style:style>
    <style:style style:name="ce12" style:family="table-cell" style:parent-style-name="Default" style:data-style-name="N107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3" style:family="table-cell" style:parent-style-name="Default" style:data-style-name="N108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4" style:family="table-cell" style:parent-style-name="Default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5" style:family="table-cell" style:parent-style-name="Default" style:data-style-name="N110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6" style:family="table-cell" style:parent-style-name="Default" style:data-style-name="N2">
      <style:table-cell-properties fo:background-color="#ffff99" fo:border="0.002cm solid #000000"/>
      <style:text-properties fo:color="#0000ff" style:font-name="Arial" style:font-name-asian="AR PL UMing HK" style:font-name-complex="FreeSans"/>
    </style:style>
  </office:automatic-styles>
  <office:body>
    <office:spreadsheet>
      <table:table table:name="mycp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701">
            <text:p>15,701</text:p>
          </table:table-cell>
          <table:table-cell table:formula="of:=[.C5]*60+[.D5]" office:value-type="float" office:value="15.701">
            <text:p>15,70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743">
            <text:p>18,743</text:p>
          </table:table-cell>
          <table:table-cell table:formula="of:=[.C6]*60+[.D6]" office:value-type="float" office:value="18.743">
            <text:p>18,74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.928">
            <text:p>15,928</text:p>
          </table:table-cell>
          <table:table-cell table:formula="of:=[.C7]*60+[.D7]" office:value-type="float" office:value="15.928">
            <text:p>15,92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.785">
            <text:p>18,785</text:p>
          </table:table-cell>
          <table:table-cell table:formula="of:=[.C8]*60+[.D8]" office:value-type="float" office:value="18.785">
            <text:p>18,78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117">
            <text:p>20,117</text:p>
          </table:table-cell>
          <table:table-cell table:formula="of:=[.C9]*60+[.D9]" office:value-type="float" office:value="20.117">
            <text:p>20,11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.583">
            <text:p>21,583</text:p>
          </table:table-cell>
          <table:table-cell table:formula="of:=[.C10]*60+[.D10]" office:value-type="float" office:value="21.583">
            <text:p>21,58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.983">
            <text:p>20,983</text:p>
          </table:table-cell>
          <table:table-cell table:formula="of:=[.C11]*60+[.D11]" office:value-type="float" office:value="20.983">
            <text:p>20,98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.559">
            <text:p>20,559</text:p>
          </table:table-cell>
          <table:table-cell table:formula="of:=[.C12]*60+[.D12]" office:value-type="float" office:value="20.559">
            <text:p>20,559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.914">
            <text:p>25,914</text:p>
          </table:table-cell>
          <table:table-cell table:formula="of:=[.C13]*60+[.D13]" office:value-type="float" office:value="25.914">
            <text:p>25,91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.567">
            <text:p>20,567</text:p>
          </table:table-cell>
          <table:table-cell table:formula="of:=[.C14]*60+[.D14]" office:value-type="float" office:value="20.567">
            <text:p>20,56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7.28925">
            <text:p>17,289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18]*60+[.D18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19]*60+[.D19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0]*60+[.D20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formula="of:=[.C21]*60+[.D21]" office:value-type="float" office:value="0.032">
            <text:p>0,03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formula="of:=[.C22]*60+[.D22]" office:value-type="float" office:value="0.012">
            <text:p>0,01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3]*60+[.D23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24]*60+[.D24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formula="of:=[.C25]*60+[.D25]" office:value-type="float" office:value="0.012">
            <text:p>0,01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6]*60+[.D26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7]*60+[.D27]" office:value-type="float" office:value="0.02">
            <text:p>0,0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23">
            <text:p>0,023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84">
            <text:p>1,184</text:p>
          </table:table-cell>
          <table:table-cell table:formula="of:=[.C31]*60+[.D31]" office:value-type="float" office:value="1.184">
            <text:p>1,18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2">
            <text:p>1,22</text:p>
          </table:table-cell>
          <table:table-cell table:formula="of:=[.C32]*60+[.D32]" office:value-type="float" office:value="1.22">
            <text:p>1,2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2">
            <text:p>1,22</text:p>
          </table:table-cell>
          <table:table-cell table:formula="of:=[.C33]*60+[.D33]" office:value-type="float" office:value="1.22">
            <text:p>1,2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328">
            <text:p>1,328</text:p>
          </table:table-cell>
          <table:table-cell table:formula="of:=[.C34]*60+[.D34]" office:value-type="float" office:value="1.328">
            <text:p>1,32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228">
            <text:p>1,228</text:p>
          </table:table-cell>
          <table:table-cell table:formula="of:=[.C35]*60+[.D35]" office:value-type="float" office:value="1.228">
            <text:p>1,22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16">
            <text:p>1,216</text:p>
          </table:table-cell>
          <table:table-cell table:formula="of:=[.C36]*60+[.D36]" office:value-type="float" office:value="1.216">
            <text:p>1,21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22">
            <text:p>1,22</text:p>
          </table:table-cell>
          <table:table-cell table:formula="of:=[.C37]*60+[.D37]" office:value-type="float" office:value="1.22">
            <text:p>1,2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table:formula="of:=[.C38]*60+[.D38]" office:value-type="float" office:value="1.2">
            <text:p>1,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196">
            <text:p>1,196</text:p>
          </table:table-cell>
          <table:table-cell table:formula="of:=[.C39]*60+[.D39]" office:value-type="float" office:value="1.196">
            <text:p>1,19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table:formula="of:=[.C40]*60+[.D40]" office:value-type="float" office:value="1.2">
            <text:p>1,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31:.E34])" office:value-type="float" office:value="1.238">
            <text:p>1,238</text:p>
          </table:table-cell>
          <table:table-cell table:style-name="ce8" office:value-type="string">
            <text:p>Média</text:p>
          </table:table-cell>
        </table:table-row>
      </table:table>
      <table:table table:name="mycp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327">
            <text:p>18,327</text:p>
          </table:table-cell>
          <table:table-cell table:formula="of:=[.C5]*60+[.D5]" office:value-type="float" office:value="18.327">
            <text:p>18,327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193">
            <text:p>19,193</text:p>
          </table:table-cell>
          <table:table-cell table:formula="of:=[.C6]*60+[.D6]" office:value-type="float" office:value="19.193">
            <text:p>19,19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228">
            <text:p>16,228</text:p>
          </table:table-cell>
          <table:table-cell table:formula="of:=[.C7]*60+[.D7]" office:value-type="float" office:value="16.228">
            <text:p>16,22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.7">
            <text:p>20,7</text:p>
          </table:table-cell>
          <table:table-cell table:formula="of:=[.C8]*60+[.D8]" office:value-type="float" office:value="20.7">
            <text:p>20,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.159">
            <text:p>17,159</text:p>
          </table:table-cell>
          <table:table-cell table:formula="of:=[.C9]*60+[.D9]" office:value-type="float" office:value="17.159">
            <text:p>17,15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.2">
            <text:p>22,2</text:p>
          </table:table-cell>
          <table:table-cell table:formula="of:=[.C10]*60+[.D10]" office:value-type="float" office:value="22.2">
            <text:p>22,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.483">
            <text:p>22,483</text:p>
          </table:table-cell>
          <table:table-cell table:formula="of:=[.C11]*60+[.D11]" office:value-type="float" office:value="22.483">
            <text:p>22,48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.842">
            <text:p>18,842</text:p>
          </table:table-cell>
          <table:table-cell table:formula="of:=[.C12]*60+[.D12]" office:value-type="float" office:value="18.842">
            <text:p>18,84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.375">
            <text:p>21,375</text:p>
          </table:table-cell>
          <table:table-cell table:formula="of:=[.C13]*60+[.D13]" office:value-type="float" office:value="21.375">
            <text:p>21,37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.649">
            <text:p>23,649</text:p>
          </table:table-cell>
          <table:table-cell table:formula="of:=[.C14]*60+[.D14]" office:value-type="float" office:value="23.649">
            <text:p>23,649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8.612">
            <text:p>18,612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18]*60+[.D18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19]*60+[.D19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0]*60+[.D20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C21]*60+[.D21]" office:value-type="float" office:value="0.04">
            <text:p>0,0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2]*60+[.D22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3]*60+[.D23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4]*60+[.D24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5]*60+[.D25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6]*60+[.D26]" office:value-type="float" office:value="0.02">
            <text:p>0,0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7]*60+[.D27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24">
            <text:p>0,024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2">
            <text:p>1,232</text:p>
          </table:table-cell>
          <table:table-cell table:formula="of:=[.C31]*60+[.D31]" office:value-type="float" office:value="1.232">
            <text:p>1,23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408">
            <text:p>1,408</text:p>
          </table:table-cell>
          <table:table-cell table:formula="of:=[.C32]*60+[.D32]" office:value-type="float" office:value="1.408">
            <text:p>1,40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34">
            <text:p>1,34</text:p>
          </table:table-cell>
          <table:table-cell table:formula="of:=[.C33]*60+[.D33]" office:value-type="float" office:value="1.34">
            <text:p>1,3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376">
            <text:p>1,376</text:p>
          </table:table-cell>
          <table:table-cell table:formula="of:=[.C34]*60+[.D34]" office:value-type="float" office:value="1.376">
            <text:p>1,3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436">
            <text:p>1,436</text:p>
          </table:table-cell>
          <table:table-cell table:formula="of:=[.C35]*60+[.D35]" office:value-type="float" office:value="1.436">
            <text:p>1,43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48">
            <text:p>1,248</text:p>
          </table:table-cell>
          <table:table-cell table:formula="of:=[.C36]*60+[.D36]" office:value-type="float" office:value="1.248">
            <text:p>1,24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292">
            <text:p>1,292</text:p>
          </table:table-cell>
          <table:table-cell table:formula="of:=[.C37]*60+[.D37]" office:value-type="float" office:value="1.292">
            <text:p>1,29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364">
            <text:p>1,364</text:p>
          </table:table-cell>
          <table:table-cell table:formula="of:=[.C38]*60+[.D38]" office:value-type="float" office:value="1.364">
            <text:p>1,36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248">
            <text:p>1,248</text:p>
          </table:table-cell>
          <table:table-cell table:formula="of:=[.C39]*60+[.D39]" office:value-type="float" office:value="1.248">
            <text:p>1,24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48">
            <text:p>1,348</text:p>
          </table:table-cell>
          <table:table-cell table:formula="of:=[.C40]*60+[.D40]" office:value-type="float" office:value="1.348">
            <text:p>1,34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31:.E34])" office:value-type="float" office:value="1.339">
            <text:p>1,339</text:p>
          </table:table-cell>
          <table:table-cell table:style-name="ce8" office:value-type="string">
            <text:p>Média</text:p>
          </table:table-cell>
        </table:table-row>
      </table:table>
      <table:table table:name="mycp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>
            <text:p>: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036">
            <text:p>16,036</text:p>
          </table:table-cell>
          <table:table-cell table:formula="of:=[.C5]*60+[.D5]" office:value-type="float" office:value="16.036">
            <text:p>16,03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306">
            <text:p>19,306</text:p>
          </table:table-cell>
          <table:table-cell table:formula="of:=[.C6]*60+[.D6]" office:value-type="float" office:value="19.306">
            <text:p>19,30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.678">
            <text:p>15,678</text:p>
          </table:table-cell>
          <table:table-cell table:formula="of:=[.C7]*60+[.D7]" office:value-type="float" office:value="15.678">
            <text:p>15,67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982">
            <text:p>22,982</text:p>
          </table:table-cell>
          <table:table-cell table:formula="of:=[.C8]*60+[.D8]" office:value-type="float" office:value="22.982">
            <text:p>22,98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3">
            <text:p>20,3</text:p>
          </table:table-cell>
          <table:table-cell table:formula="of:=[.C9]*60+[.D9]" office:value-type="float" office:value="20.3">
            <text:p>20,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.032">
            <text:p>24,032</text:p>
          </table:table-cell>
          <table:table-cell table:formula="of:=[.C10]*60+[.D10]" office:value-type="float" office:value="24.032">
            <text:p>24,03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1.034">
            <text:p>21,034</text:p>
          </table:table-cell>
          <table:table-cell table:formula="of:=[.C11]*60+[.D11]" office:value-type="float" office:value="21.034">
            <text:p>21,03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.247">
            <text:p>27,247</text:p>
          </table:table-cell>
          <table:table-cell table:formula="of:=[.C12]*60+[.D12]" office:value-type="float" office:value="27.247">
            <text:p>27,247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.701">
            <text:p>20,701</text:p>
          </table:table-cell>
          <table:table-cell table:formula="of:=[.C13]*60+[.D13]" office:value-type="float" office:value="20.701">
            <text:p>20,70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.082">
            <text:p>25,082</text:p>
          </table:table-cell>
          <table:table-cell table:formula="of:=[.C14]*60+[.D14]" office:value-type="float" office:value="25.082">
            <text:p>25,08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8.5005">
            <text:p>18,501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18]*60+[.D18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formula="of:=[.C19]*60+[.D19]" office:value-type="float" office:value="0.032">
            <text:p>0,03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0]*60+[.D20]" office:value-type="float" office:value="0.02">
            <text:p>0,0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1]*60+[.D21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table:formula="of:=[.C22]*60+[.D22]" office:value-type="float" office:value="0.044">
            <text:p>0,04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3]*60+[.D23]" office:value-type="float" office:value="0.02">
            <text:p>0,0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table:formula="of:=[.C24]*60+[.D24]" office:value-type="float" office:value="0.044">
            <text:p>0,04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5]*60+[.D25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C26]*60+[.D26]" office:value-type="float" office:value="0.04">
            <text:p>0,0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7]*60+[.D27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21">
            <text:p>0,021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4">
            <text:p>1,34</text:p>
          </table:table-cell>
          <table:table-cell table:formula="of:=[.C31]*60+[.D31]" office:value-type="float" office:value="1.34">
            <text:p>1,3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36">
            <text:p>1,36</text:p>
          </table:table-cell>
          <table:table-cell table:formula="of:=[.C32]*60+[.D32]" office:value-type="float" office:value="1.36">
            <text:p>1,3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424">
            <text:p>1,424</text:p>
          </table:table-cell>
          <table:table-cell table:formula="of:=[.C33]*60+[.D33]" office:value-type="float" office:value="1.424">
            <text:p>1,42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4]*60+[.D34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388">
            <text:p>1,388</text:p>
          </table:table-cell>
          <table:table-cell table:formula="of:=[.C35]*60+[.D35]" office:value-type="float" office:value="1.388">
            <text:p>1,38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6]*60+[.D36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308">
            <text:p>1,308</text:p>
          </table:table-cell>
          <table:table-cell table:formula="of:=[.C37]*60+[.D37]" office:value-type="float" office:value="1.308">
            <text:p>1,30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36">
            <text:p>1,236</text:p>
          </table:table-cell>
          <table:table-cell table:formula="of:=[.C38]*60+[.D38]" office:value-type="float" office:value="1.236">
            <text:p>1,23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22">
            <text:p>1,22</text:p>
          </table:table-cell>
          <table:table-cell table:formula="of:=[.C39]*60+[.D39]" office:value-type="float" office:value="1.22">
            <text:p>1,2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272">
            <text:p>1,272</text:p>
          </table:table-cell>
          <table:table-cell table:formula="of:=[.C40]*60+[.D40]" office:value-type="float" office:value="1.272">
            <text:p>1,27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31:.E34])" office:value-type="float" office:value="1.348">
            <text:p>1,348</text:p>
          </table:table-cell>
          <table:table-cell table:style-name="ce8" office:value-type="string">
            <text:p>Média</text:p>
          </table:table-cell>
        </table:table-row>
      </table:table>
      <table:table table:name="mycp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4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0.74">
            <text:p>20,74</text:p>
          </table:table-cell>
          <table:table-cell table:formula="of:=[.C5]*60+[.D5]" office:value-type="float" office:value="80.74">
            <text:p>80,7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.303">
            <text:p>20,303</text:p>
          </table:table-cell>
          <table:table-cell table:formula="of:=[.C6]*60+[.D6]" office:value-type="float" office:value="80.303">
            <text:p>80,30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.398">
            <text:p>20,398</text:p>
          </table:table-cell>
          <table:table-cell table:formula="of:=[.C7]*60+[.D7]" office:value-type="float" office:value="80.398">
            <text:p>80,39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625">
            <text:p>19,625</text:p>
          </table:table-cell>
          <table:table-cell table:formula="of:=[.C8]*60+[.D8]" office:value-type="float" office:value="79.625">
            <text:p>79,62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.302">
            <text:p>21,302</text:p>
          </table:table-cell>
          <table:table-cell table:formula="of:=[.C9]*60+[.D9]" office:value-type="float" office:value="81.302">
            <text:p>81,30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.429">
            <text:p>19,429</text:p>
          </table:table-cell>
          <table:table-cell table:formula="of:=[.C10]*60+[.D10]" office:value-type="float" office:value="79.429">
            <text:p>79,42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.843">
            <text:p>21,843</text:p>
          </table:table-cell>
          <table:table-cell table:formula="of:=[.C11]*60+[.D11]" office:value-type="float" office:value="81.843">
            <text:p>81,84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.097">
            <text:p>20,097</text:p>
          </table:table-cell>
          <table:table-cell table:formula="of:=[.C12]*60+[.D12]" office:value-type="float" office:value="80.097">
            <text:p>80,097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.403">
            <text:p>19,403</text:p>
          </table:table-cell>
          <table:table-cell table:formula="of:=[.C13]*60+[.D13]" office:value-type="float" office:value="79.403">
            <text:p>79,40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.058">
            <text:p>20,058</text:p>
          </table:table-cell>
          <table:table-cell table:formula="of:=[.C14]*60+[.D14]" office:value-type="float" office:value="80.058">
            <text:p>80,05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80.2665">
            <text:p>80,267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88">
            <text:p>0,888</text:p>
          </table:table-cell>
          <table:table-cell table:formula="of:=[.C18]*60+[.D18]" office:value-type="float" office:value="0.888">
            <text:p>0,88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88">
            <text:p>0,788</text:p>
          </table:table-cell>
          <table:table-cell table:formula="of:=[.C19]*60+[.D19]" office:value-type="float" office:value="0.788">
            <text:p>0,78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796">
            <text:p>0,796</text:p>
          </table:table-cell>
          <table:table-cell table:formula="of:=[.C20]*60+[.D20]" office:value-type="float" office:value="0.796">
            <text:p>0,79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876">
            <text:p>0,876</text:p>
          </table:table-cell>
          <table:table-cell table:formula="of:=[.C21]*60+[.D21]" office:value-type="float" office:value="0.876">
            <text:p>0,87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868">
            <text:p>0,868</text:p>
          </table:table-cell>
          <table:table-cell table:formula="of:=[.C22]*60+[.D22]" office:value-type="float" office:value="0.868">
            <text:p>0,86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08">
            <text:p>0,808</text:p>
          </table:table-cell>
          <table:table-cell table:formula="of:=[.C23]*60+[.D23]" office:value-type="float" office:value="0.808">
            <text:p>0,80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696">
            <text:p>0,696</text:p>
          </table:table-cell>
          <table:table-cell table:formula="of:=[.C24]*60+[.D24]" office:value-type="float" office:value="0.696">
            <text:p>0,69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776">
            <text:p>0,776</text:p>
          </table:table-cell>
          <table:table-cell table:formula="of:=[.C25]*60+[.D25]" office:value-type="float" office:value="0.776">
            <text:p>0,77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88">
            <text:p>0,88</text:p>
          </table:table-cell>
          <table:table-cell table:formula="of:=[.C26]*60+[.D26]" office:value-type="float" office:value="0.88">
            <text:p>0,8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752">
            <text:p>0,752</text:p>
          </table:table-cell>
          <table:table-cell table:formula="of:=[.C27]*60+[.D27]" office:value-type="float" office:value="0.752">
            <text:p>0,75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9" table:formula="of:=AVERAGE([.E18:.E21])" office:value-type="float" office:value="0.837">
            <text:p>0,837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76">
            <text:p>2,176</text:p>
          </table:table-cell>
          <table:table-cell table:formula="of:=[.C31]*60+[.D31]" office:value-type="float" office:value="2.176">
            <text:p>2,17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08">
            <text:p>2,108</text:p>
          </table:table-cell>
          <table:table-cell table:formula="of:=[.C32]*60+[.D32]" office:value-type="float" office:value="2.108">
            <text:p>2,10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048">
            <text:p>2,048</text:p>
          </table:table-cell>
          <table:table-cell table:formula="of:=[.C33]*60+[.D33]" office:value-type="float" office:value="2.048">
            <text:p>2,04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table:formula="of:=[.C34]*60+[.D34]" office:value-type="float" office:value="2.2">
            <text:p>2,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964">
            <text:p>1,964</text:p>
          </table:table-cell>
          <table:table-cell table:formula="of:=[.C35]*60+[.D35]" office:value-type="float" office:value="1.964">
            <text:p>1,96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024">
            <text:p>2,024</text:p>
          </table:table-cell>
          <table:table-cell table:formula="of:=[.C36]*60+[.D36]" office:value-type="float" office:value="2.024">
            <text:p>2,0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.088">
            <text:p>2,088</text:p>
          </table:table-cell>
          <table:table-cell table:formula="of:=[.C37]*60+[.D37]" office:value-type="float" office:value="2.088">
            <text:p>2,08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036">
            <text:p>2,036</text:p>
          </table:table-cell>
          <table:table-cell table:formula="of:=[.C38]*60+[.D38]" office:value-type="float" office:value="2.036">
            <text:p>2,03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916">
            <text:p>1,916</text:p>
          </table:table-cell>
          <table:table-cell table:formula="of:=[.C39]*60+[.D39]" office:value-type="float" office:value="1.916">
            <text:p>1,91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076">
            <text:p>2,076</text:p>
          </table:table-cell>
          <table:table-cell table:formula="of:=[.C40]*60+[.D40]" office:value-type="float" office:value="2.076">
            <text:p>2,07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0" table:formula="of:=AVERAGE([.E31:.E34])" office:value-type="float" office:value="2.133">
            <text:p>2,13</text:p>
          </table:table-cell>
          <table:table-cell table:style-name="ce8" office:value-type="string">
            <text:p>Média</text:p>
          </table:table-cell>
        </table:table-row>
      </table:table>
      <table:table table:name="cp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cp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428">
            <text:p>14,428</text:p>
          </table:table-cell>
          <table:table-cell table:formula="of:=[.C5]*60+[.D5]" office:value-type="float" office:value="14.428">
            <text:p>14,42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057">
            <text:p>24,057</text:p>
          </table:table-cell>
          <table:table-cell table:formula="of:=[.C6]*60+[.D6]" office:value-type="float" office:value="24.057">
            <text:p>24,05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111">
            <text:p>16,111</text:p>
          </table:table-cell>
          <table:table-cell table:formula="of:=[.C7]*60+[.D7]" office:value-type="float" office:value="16.111">
            <text:p>16,11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.457">
            <text:p>23,457</text:p>
          </table:table-cell>
          <table:table-cell table:formula="of:=[.C8]*60+[.D8]" office:value-type="float" office:value="23.457">
            <text:p>23,45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.949">
            <text:p>22,949</text:p>
          </table:table-cell>
          <table:table-cell table:formula="of:=[.C9]*60+[.D9]" office:value-type="float" office:value="22.949">
            <text:p>22,94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.325">
            <text:p>21,325</text:p>
          </table:table-cell>
          <table:table-cell table:formula="of:=[.C10]*60+[.D10]" office:value-type="float" office:value="21.325">
            <text:p>21,325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.827">
            <text:p>16,827</text:p>
          </table:table-cell>
          <table:table-cell table:formula="of:=[.C11]*60+[.D11]" office:value-type="float" office:value="16.827">
            <text:p>16,82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.049">
            <text:p>23,049</text:p>
          </table:table-cell>
          <table:table-cell table:formula="of:=[.C12]*60+[.D12]" office:value-type="float" office:value="23.049">
            <text:p>23,049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.495">
            <text:p>14,495</text:p>
          </table:table-cell>
          <table:table-cell table:formula="of:=[.C13]*60+[.D13]" office:value-type="float" office:value="14.495">
            <text:p>14,49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.324">
            <text:p>23,324</text:p>
          </table:table-cell>
          <table:table-cell table:formula="of:=[.C14]*60+[.D14]" office:value-type="float" office:value="23.324">
            <text:p>23,32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9.51325">
            <text:p>19,513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18]*60+[.D18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19]*60+[.D19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0]*60+[.D20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21]*60+[.D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22]*60+[.D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24]*60+[.D2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5]*60+[.D25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6]*60+[.D26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27]*60+[.D27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 table:formula="of:=AVERAGE([.E18:.E21])" office:value-type="float" office:value="0.004">
            <text:p>0,00400</text:p>
          </table:table-cell>
          <table:table-cell table:style-name="ce8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152">
            <text:p>1,152</text:p>
          </table:table-cell>
          <table:table-cell table:formula="of:=[.C31]*60+[.D31]" office:value-type="float" office:value="1.152">
            <text:p>1,15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076">
            <text:p>1,076</text:p>
          </table:table-cell>
          <table:table-cell table:formula="of:=[.C32]*60+[.D32]" office:value-type="float" office:value="1.076">
            <text:p>1,07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128">
            <text:p>1,128</text:p>
          </table:table-cell>
          <table:table-cell table:formula="of:=[.C33]*60+[.D33]" office:value-type="float" office:value="1.128">
            <text:p>1,12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068">
            <text:p>1,068</text:p>
          </table:table-cell>
          <table:table-cell table:formula="of:=[.C34]*60+[.D34]" office:value-type="float" office:value="1.068">
            <text:p>1,06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028">
            <text:p>1,028</text:p>
          </table:table-cell>
          <table:table-cell table:formula="of:=[.C35]*60+[.D35]" office:value-type="float" office:value="1.028">
            <text:p>1,02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032">
            <text:p>1,032</text:p>
          </table:table-cell>
          <table:table-cell table:formula="of:=[.C36]*60+[.D36]" office:value-type="float" office:value="1.032">
            <text:p>1,03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144">
            <text:p>1,144</text:p>
          </table:table-cell>
          <table:table-cell table:formula="of:=[.C37]*60+[.D37]" office:value-type="float" office:value="1.144">
            <text:p>1,14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016">
            <text:p>1,016</text:p>
          </table:table-cell>
          <table:table-cell table:formula="of:=[.C38]*60+[.D38]" office:value-type="float" office:value="1.016">
            <text:p>1,01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048">
            <text:p>1,048</text:p>
          </table:table-cell>
          <table:table-cell table:formula="of:=[.C39]*60+[.D39]" office:value-type="float" office:value="1.048">
            <text:p>1,04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044">
            <text:p>1,044</text:p>
          </table:table-cell>
          <table:table-cell table:formula="of:=[.C40]*60+[.D40]" office:value-type="float" office:value="1.044">
            <text:p>1,04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 table:formula="of:=AVERAGE([.E31:.E34])" office:value-type="float" office:value="1.106">
            <text:p>1,10600</text:p>
          </table:table-cell>
          <table:table-cell table:style-name="ce8" office:value-type="string">
            <text:p>Média</text:p>
          </table:table-cell>
        </table:table-row>
      </table:table>
      <table:table table:name="Comparação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12"/>
        <table:table-column table:style-name="co1" table:default-cell-style-name="Default"/>
        <table:table-column table:style-name="co1" table:default-cell-style-name="ce16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</table:table-row>
        <table:table-row table:style-name="ro1">
          <table:table-cell/>
          <table:table-cell office:value-type="string">
            <text:p>mycp1</text:p>
          </table:table-cell>
          <table:table-cell table:formula="of:=[$mycp1.$E$15]" office:value-type="float" office:value="17.28925">
            <text:p>17,3</text:p>
          </table:table-cell>
          <table:table-cell table:style-name="ce13" table:formula="of:=[$mycp1.$E$28]" office:value-type="float" office:value="0.023">
            <text:p>0,0230</text:p>
          </table:table-cell>
          <table:table-cell table:formula="of:=[$mycp1.$E$41]" office:value-type="float" office:value="1.238">
            <text:p>1,24</text:p>
          </table:table-cell>
        </table:table-row>
        <table:table-row table:style-name="ro1">
          <table:table-cell/>
          <table:table-cell office:value-type="string">
            <text:p>mycp2</text:p>
          </table:table-cell>
          <table:table-cell table:formula="of:=[$mycp2.$E$15]" office:value-type="float" office:value="18.612">
            <text:p>18,6</text:p>
          </table:table-cell>
          <table:table-cell table:style-name="ce13" table:formula="of:=[$mycp2.$E$28]" office:value-type="float" office:value="0.024">
            <text:p>0,0240</text:p>
          </table:table-cell>
          <table:table-cell table:formula="of:=[$mycp2.$E$41]" office:value-type="float" office:value="1.339">
            <text:p>1,34</text:p>
          </table:table-cell>
        </table:table-row>
        <table:table-row table:style-name="ro1">
          <table:table-cell/>
          <table:table-cell office:value-type="string">
            <text:p>mycp3</text:p>
          </table:table-cell>
          <table:table-cell table:formula="of:=[$mycp3.$E$15]" office:value-type="float" office:value="18.5005">
            <text:p>18,5</text:p>
          </table:table-cell>
          <table:table-cell table:style-name="ce13" table:formula="of:=[$mycp3.$E$28]" office:value-type="float" office:value="0.021">
            <text:p>0,0210</text:p>
          </table:table-cell>
          <table:table-cell table:formula="of:=[$mycp3.$E$41]" office:value-type="float" office:value="1.348">
            <text:p>1,35</text:p>
          </table:table-cell>
        </table:table-row>
        <table:table-row table:style-name="ro1">
          <table:table-cell/>
          <table:table-cell office:value-type="string">
            <text:p>mycp4</text:p>
          </table:table-cell>
          <table:table-cell table:formula="of:=[$mycp4.$E$15]" office:value-type="float" office:value="80.2665">
            <text:p>80,3</text:p>
          </table:table-cell>
          <table:table-cell table:style-name="ce14" table:formula="of:=[$mycp4.$E$28]" office:value-type="float" office:value="0.837">
            <text:p>0,837</text:p>
          </table:table-cell>
          <table:table-cell table:formula="of:=[$mycp4.$E$41]" office:value-type="float" office:value="2.133">
            <text:p>2,13</text:p>
          </table:table-cell>
        </table:table-row>
        <table:table-row table:style-name="ro1">
          <table:table-cell/>
          <table:table-cell office:value-type="string">
            <text:p>cp</text:p>
          </table:table-cell>
          <table:table-cell table:formula="of:=[$cp.$E$15]" office:value-type="float" office:value="19.51325">
            <text:p>19,5</text:p>
          </table:table-cell>
          <table:table-cell table:style-name="ce15" table:formula="of:=[$cp.$E$28]" office:value-type="float" office:value="0.004">
            <text:p>0,00400</text:p>
          </table:table-cell>
          <table:table-cell table:formula="of:=[$cp.$E$41]" office:value-type="float" office:value="1.106">
            <text:p>1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/04/2011</text:date>, <text:time>03:57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Jurema</meta:initial-creator>
    <meta:creation-date>2011-04-28T23:44:02</meta:creation-date>
    <dc:date>2011-04-29T03:57:13</dc:date>
    <dc:creator>Fernando Jurema</dc:creator>
    <meta:editing-duration>PT2H24M56S</meta:editing-duration>
    <meta:editing-cycles>12</meta:editing-cycles>
    <meta:generator>BrOffice/3.3$Linux LibreOffice_project/330m19$Build-202</meta:generator>
    <meta:document-statistic meta:table-count="6" meta:cell-count="719" meta:object-count="0"/>
  </office:meta>
</office:document-meta>
</file>